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2024-02-2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2023-03-0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2022-02-11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2020-12-1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2020-02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2019-02-0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2017-12-2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2017-01-26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2016-01-06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2014-12-18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2014-01-22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2013-01-2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2012-01-04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2011-01-0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2010-01-2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2009-01-12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2008-01-23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2007-02-0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2006-02-0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2005-02-07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2003-01-1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2002-02-22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2001-02-16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99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98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97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96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9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9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92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91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9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8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88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87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86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85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8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83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8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81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80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79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78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77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77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1952" calcext:value-type="float">
            <text:p>43.8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7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7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7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7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9904" calcext:value-type="float">
            <text:p>44.1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74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7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73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73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7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72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9504" calcext:value-type="float">
            <text:p>44.7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7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71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70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6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69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68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6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67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67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66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6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932094551401</text:p>
          </table:table-cell>
          <table:table-cell office:value-type="string" calcext:value-type="string">
            <text:p>LJ-64-09-505</text:p>
          </table:table-cell>
          <table:table-cell office:value-type="string" calcext:value-type="string">
            <text:p>196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